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11.95mm" svg:height="183.54mm" svg:x="46.26mm" svg:y="1.06mm">
            <loext:p draw:notify-on-update-of-ranges="Sheet1.A1:Sheet1.A100 Sheet1.B1:Sheet1.B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30000000000" calcext:value-type="float">
            <text:p>543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0000000000" calcext:value-type="float">
            <text:p>505000000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60000000000" calcext:value-type="float">
            <text:p>34600000000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10000000000" calcext:value-type="float">
            <text:p>321000000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20000000000" calcext:value-type="float">
            <text:p>312000000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30000000000" calcext:value-type="float">
            <text:p>303000000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00000000000" calcext:value-type="float">
            <text:p>2800000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90000000000" calcext:value-type="float">
            <text:p>2390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30000000000" calcext:value-type="float">
            <text:p>233000000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50000000000" calcext:value-type="float">
            <text:p>16500000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0000000000" calcext:value-type="float">
            <text:p>1020000000000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955000000000" calcext:value-type="float">
            <text:p>95500000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1000000000" calcext:value-type="float">
            <text:p>92100000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13000000000" calcext:value-type="float">
            <text:p>91300000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0000000000" calcext:value-type="float">
            <text:p>7100000000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71000000000" calcext:value-type="float">
            <text:p>671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5000000000" calcext:value-type="float">
            <text:p>545000000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79000000000" calcext:value-type="float">
            <text:p>4790000000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91000000000" calcext:value-type="float">
            <text:p>3910000000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86000000000" calcext:value-type="float">
            <text:p>386000000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76000000000" calcext:value-type="float">
            <text:p>376000000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76000000000" calcext:value-type="float">
            <text:p>376000000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65000000000" calcext:value-type="float">
            <text:p>3650000000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58000000000" calcext:value-type="float">
            <text:p>35800000000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29000000000" calcext:value-type="float">
            <text:p>329000000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18000000000" calcext:value-type="float">
            <text:p>318000000000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313000000000" calcext:value-type="float">
            <text:p>31300000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9000000000" calcext:value-type="float">
            <text:p>29900000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1000000000" calcext:value-type="float">
            <text:p>291000000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8000000000" calcext:value-type="float">
            <text:p>288000000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1000000000" calcext:value-type="float">
            <text:p>27100000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000000000" calcext:value-type="float">
            <text:p>262000000000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241000000000" calcext:value-type="float">
            <text:p>24100000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0000000000" calcext:value-type="float">
            <text:p>2400000000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30000000000" calcext:value-type="float">
            <text:p>2300000000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8000000000" calcext:value-type="float">
            <text:p>1980000000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8000000000" calcext:value-type="float">
            <text:p>198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4000000000" calcext:value-type="float">
            <text:p>174000000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51000000000" calcext:value-type="float">
            <text:p>15100000000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0000000000" calcext:value-type="float">
            <text:p>15000000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3000000000" calcext:value-type="float">
            <text:p>143000000000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133000000000" calcext:value-type="float">
            <text:p>133000000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7000000000" calcext:value-type="float">
            <text:p>127000000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4000000000" calcext:value-type="float">
            <text:p>124000000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7000000000" calcext:value-type="float">
            <text:p>11700000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5000000000" calcext:value-type="float">
            <text:p>115000000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000000000" calcext:value-type="float">
            <text:p>1100000000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9000000000" calcext:value-type="float">
            <text:p>109000000000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107000000000" calcext:value-type="float">
            <text:p>107000000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2000000000" calcext:value-type="float">
            <text:p>102000000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9900000000" calcext:value-type="float">
            <text:p>9990000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900000000" calcext:value-type="float">
            <text:p>979000000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4400000000" calcext:value-type="float">
            <text:p>944000000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4100000000" calcext:value-type="float">
            <text:p>941000000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2400000000" calcext:value-type="float">
            <text:p>924000000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8800000000" calcext:value-type="float">
            <text:p>88800000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7000000000" calcext:value-type="float">
            <text:p>87000000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5300000000" calcext:value-type="float">
            <text:p>8530000000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9400000000" calcext:value-type="float">
            <text:p>794000000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9300000000" calcext:value-type="float">
            <text:p>79300000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77300000000" calcext:value-type="float">
            <text:p>7730000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700000000" calcext:value-type="float">
            <text:p>76700000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4400000000" calcext:value-type="float">
            <text:p>74400000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3900000000" calcext:value-type="float">
            <text:p>7390000000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3300000000" calcext:value-type="float">
            <text:p>7330000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200000000" calcext:value-type="float">
            <text:p>68200000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8100000000" calcext:value-type="float">
            <text:p>6810000000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4200000000" calcext:value-type="float">
            <text:p>64200000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1600000000" calcext:value-type="float">
            <text:p>61600000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1200000000" calcext:value-type="float">
            <text:p>612000000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6300000000" calcext:value-type="float">
            <text:p>563000000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900000000" calcext:value-type="float">
            <text:p>549000000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4100000000" calcext:value-type="float">
            <text:p>541000000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400000000" calcext:value-type="float">
            <text:p>534000000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2700000000" calcext:value-type="float">
            <text:p>527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900000000" calcext:value-type="float">
            <text:p>519000000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1600000000" calcext:value-type="float">
            <text:p>5160000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0800000000" calcext:value-type="float">
            <text:p>508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700000000" calcext:value-type="float">
            <text:p>50700000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1200000000" calcext:value-type="float">
            <text:p>412000000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1000000000" calcext:value-type="float">
            <text:p>410000000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0200000000" calcext:value-type="float">
            <text:p>40200000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7400000000" calcext:value-type="float">
            <text:p>3740000000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37100000000" calcext:value-type="float">
            <text:p>3710000000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36600000000" calcext:value-type="float">
            <text:p>36600000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6100000000" calcext:value-type="float">
            <text:p>36100000000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34900000000" calcext:value-type="float">
            <text:p>3490000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600000000" calcext:value-type="float">
            <text:p>3260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600000000" calcext:value-type="float">
            <text:p>32600000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300000000" calcext:value-type="float">
            <text:p>3230000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100000000" calcext:value-type="float">
            <text:p>321000000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600000000" calcext:value-type="float">
            <text:p>306000000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200000000" calcext:value-type="float">
            <text:p>302000000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000000000" calcext:value-type="float">
            <text:p>3000000000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000000000" calcext:value-type="float">
            <text:p>3000000000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8100000000" calcext:value-type="float">
            <text:p>2810000000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7500000000" calcext:value-type="float">
            <text:p>27500000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6400000000" calcext:value-type="float">
            <text:p>264000000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6100000000" calcext:value-type="float">
            <text:p>26100000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3800000000" calcext:value-type="float">
            <text:p>238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0:23:26.766045133</meta:creation-date>
    <dc:date>2017-06-09T14:11:45.508258972</dc:date>
    <meta:editing-duration>PT3H18M50S</meta:editing-duration>
    <meta:editing-cycles>1</meta:editing-cycles>
    <meta:document-statistic meta:table-count="1" meta:cell-count="2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196cm" svg:height="18.355cm" xlink:href=".." xlink:type="simple" chart:class="chart:bar" chart:style-name="ch1">
        <chart:title svg:x="8.993cm" svg:y="0.503cm" chart:style-name="ch2">
          <text:p>Largest 100 Betweenness Centrality Measures of Epinions Graph </text:p>
        </chart:title>
        <chart:plot-area chart:style-name="ch3" table:cell-range-address="Sheet1.A1:Sheet1.B100" svg:x="1.634cm" svg:y="1.649cm" svg:width="28.939cm" svg:height="15.358cm">
          <chartooo:coordinate-region svg:x="4.293cm" svg:y="1.77cm" svg:width="26.271cm" svg:height="14.235cm"/>
          <chart:axis chart:dimension="x" chart:name="primary-x" chart:style-name="ch4">
            <chart:title svg:x="14.511cm" svg:y="17.374cm" chart:style-name="ch5">
              <text:p>The nth Largest Entry</text:p>
            </chart:title>
          </chart:axis>
          <chart:axis chart:dimension="y" chart:name="primary-y" chart:style-name="ch6">
            <chart:title svg:x="0.451cm" svg:y="12.375cm" chart:style-name="ch7">
              <text:p>Betweenness Centrality (non-normalized)</text:p>
            </chart:title>
            <chart:grid chart:style-name="ch8" chart:class="major"/>
          </chart:axis>
          <chart:series chart:style-name="ch9" chart:values-cell-range-address="Sheet1.A1:Sheet1.A100" chart:class="chart:bar">
            <chart:data-point chart:repeated="100"/>
          </chart:series>
          <chart:series chart:style-name="ch10" chart:values-cell-range-address="Sheet1.B1:Sheet1.B100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">
                <text:p>59</text:p>
                <draw:g>
                  <svg:desc>Sheet1.A1:Sheet1.A100</svg:desc>
                </draw:g>
              </table:table-cell>
              <table:table-cell office:value-type="float" office:value="5430000000000">
                <text:p>5430000000000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50000000000">
                <text:p>5050000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3460000000000">
                <text:p>3460000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210000000000">
                <text:p>3210000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">
                <text:p>119</text:p>
              </table:table-cell>
              <table:table-cell office:value-type="float" office:value="3120000000000">
                <text:p>3120000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">
                <text:p>175</text:p>
              </table:table-cell>
              <table:table-cell office:value-type="float" office:value="3030000000000">
                <text:p>3030000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2800000000000">
                <text:p>2800000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390000000000">
                <text:p>2390000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330000000000">
                <text:p>2330000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">
                <text:p>78</text:p>
              </table:table-cell>
              <table:table-cell office:value-type="float" office:value="1650000000000">
                <text:p>1650000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020000000000">
                <text:p>1020000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94">
                <text:p>5194</text:p>
              </table:table-cell>
              <table:table-cell office:value-type="float" office:value="955000000000">
                <text:p>955000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">
                <text:p>76</text:p>
              </table:table-cell>
              <table:table-cell office:value-type="float" office:value="921000000000">
                <text:p>92100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  <table:table-cell office:value-type="float" office:value="913000000000">
                <text:p>913000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">
                <text:p>145</text:p>
              </table:table-cell>
              <table:table-cell office:value-type="float" office:value="710000000000">
                <text:p>710000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671000000000">
                <text:p>671000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545000000000">
                <text:p>545000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5">
                <text:p>385</text:p>
              </table:table-cell>
              <table:table-cell office:value-type="float" office:value="479000000000">
                <text:p>479000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8">
                <text:p>368</text:p>
              </table:table-cell>
              <table:table-cell office:value-type="float" office:value="391000000000">
                <text:p>391000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2">
                <text:p>852</text:p>
              </table:table-cell>
              <table:table-cell office:value-type="float" office:value="386000000000">
                <text:p>386000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">
                <text:p>183</text:p>
              </table:table-cell>
              <table:table-cell office:value-type="float" office:value="376000000000">
                <text:p>37600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9">
                <text:p>279</text:p>
              </table:table-cell>
              <table:table-cell office:value-type="float" office:value="376000000000">
                <text:p>376000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3">
                <text:p>313</text:p>
              </table:table-cell>
              <table:table-cell office:value-type="float" office:value="365000000000">
                <text:p>365000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8">
                <text:p>348</text:p>
              </table:table-cell>
              <table:table-cell office:value-type="float" office:value="358000000000">
                <text:p>35800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6">
                <text:p>1176</text:p>
              </table:table-cell>
              <table:table-cell office:value-type="float" office:value="329000000000">
                <text:p>32900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">
                <text:p>231</text:p>
              </table:table-cell>
              <table:table-cell office:value-type="float" office:value="318000000000">
                <text:p>3180000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71">
                <text:p>4671</text:p>
              </table:table-cell>
              <table:table-cell office:value-type="float" office:value="313000000000">
                <text:p>3130000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">
                <text:p>155</text:p>
              </table:table-cell>
              <table:table-cell office:value-type="float" office:value="299000000000">
                <text:p>299000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31">
                <text:p>1831</text:p>
              </table:table-cell>
              <table:table-cell office:value-type="float" office:value="291000000000">
                <text:p>291000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7">
                <text:p>207</text:p>
              </table:table-cell>
              <table:table-cell office:value-type="float" office:value="288000000000">
                <text:p>288000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5">
                <text:p>515</text:p>
              </table:table-cell>
              <table:table-cell office:value-type="float" office:value="271000000000">
                <text:p>271000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262000000000">
                <text:p>2620000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83">
                <text:p>5183</text:p>
              </table:table-cell>
              <table:table-cell office:value-type="float" office:value="241000000000">
                <text:p>241000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240000000000">
                <text:p>2400000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8">
                <text:p>278</text:p>
              </table:table-cell>
              <table:table-cell office:value-type="float" office:value="230000000000">
                <text:p>2300000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4">
                <text:p>284</text:p>
              </table:table-cell>
              <table:table-cell office:value-type="float" office:value="198000000000">
                <text:p>1980000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8">
                <text:p>218</text:p>
              </table:table-cell>
              <table:table-cell office:value-type="float" office:value="198000000000">
                <text:p>198000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74000000000">
                <text:p>1740000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9">
                <text:p>739</text:p>
              </table:table-cell>
              <table:table-cell office:value-type="float" office:value="151000000000">
                <text:p>1510000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2">
                <text:p>832</text:p>
              </table:table-cell>
              <table:table-cell office:value-type="float" office:value="150000000000">
                <text:p>1500000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">
                <text:p>101</text:p>
              </table:table-cell>
              <table:table-cell office:value-type="float" office:value="143000000000">
                <text:p>1430000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93">
                <text:p>3193</text:p>
              </table:table-cell>
              <table:table-cell office:value-type="float" office:value="133000000000">
                <text:p>1330000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5">
                <text:p>585</text:p>
              </table:table-cell>
              <table:table-cell office:value-type="float" office:value="127000000000">
                <text:p>1270000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24000000000">
                <text:p>1240000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">
                <text:p>177</text:p>
              </table:table-cell>
              <table:table-cell office:value-type="float" office:value="117000000000">
                <text:p>117000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115000000000">
                <text:p>1150000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">
                <text:p>162</text:p>
              </table:table-cell>
              <table:table-cell office:value-type="float" office:value="110000000000">
                <text:p>1100000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6">
                <text:p>176</text:p>
              </table:table-cell>
              <table:table-cell office:value-type="float" office:value="109000000000">
                <text:p>1090000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60">
                <text:p>10260</text:p>
              </table:table-cell>
              <table:table-cell office:value-type="float" office:value="107000000000">
                <text:p>107000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">
                <text:p>169</text:p>
              </table:table-cell>
              <table:table-cell office:value-type="float" office:value="102000000000">
                <text:p>1020000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7">
                <text:p>267</text:p>
              </table:table-cell>
              <table:table-cell office:value-type="float" office:value="99900000000">
                <text:p>999000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5">
                <text:p>485</text:p>
              </table:table-cell>
              <table:table-cell office:value-type="float" office:value="97900000000">
                <text:p>979000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">
                <text:p>270</text:p>
              </table:table-cell>
              <table:table-cell office:value-type="float" office:value="94400000000">
                <text:p>944000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">
                <text:p>194</text:p>
              </table:table-cell>
              <table:table-cell office:value-type="float" office:value="94100000000">
                <text:p>941000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4">
                <text:p>454</text:p>
              </table:table-cell>
              <table:table-cell office:value-type="float" office:value="92400000000">
                <text:p>924000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8">
                <text:p>268</text:p>
              </table:table-cell>
              <table:table-cell office:value-type="float" office:value="88800000000">
                <text:p>888000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3">
                <text:p>143</text:p>
              </table:table-cell>
              <table:table-cell office:value-type="float" office:value="87000000000">
                <text:p>870000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9">
                <text:p>309</text:p>
              </table:table-cell>
              <table:table-cell office:value-type="float" office:value="85300000000">
                <text:p>853000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68">
                <text:p>968</text:p>
              </table:table-cell>
              <table:table-cell office:value-type="float" office:value="79400000000">
                <text:p>794000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6">
                <text:p>336</text:p>
              </table:table-cell>
              <table:table-cell office:value-type="float" office:value="79300000000">
                <text:p>79300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1">
                <text:p>1241</text:p>
              </table:table-cell>
              <table:table-cell office:value-type="float" office:value="77300000000">
                <text:p>77300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76700000000">
                <text:p>767000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3">
                <text:p>193</text:p>
              </table:table-cell>
              <table:table-cell office:value-type="float" office:value="74400000000">
                <text:p>744000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5">
                <text:p>545</text:p>
              </table:table-cell>
              <table:table-cell office:value-type="float" office:value="73900000000">
                <text:p>739000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6">
                <text:p>436</text:p>
              </table:table-cell>
              <table:table-cell office:value-type="float" office:value="73300000000">
                <text:p>73300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68200000000">
                <text:p>682000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">
                <text:p>459</text:p>
              </table:table-cell>
              <table:table-cell office:value-type="float" office:value="68100000000">
                <text:p>681000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8">
                <text:p>698</text:p>
              </table:table-cell>
              <table:table-cell office:value-type="float" office:value="64200000000">
                <text:p>642000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9">
                <text:p>209</text:p>
              </table:table-cell>
              <table:table-cell office:value-type="float" office:value="61600000000">
                <text:p>616000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">
                <text:p>349</text:p>
              </table:table-cell>
              <table:table-cell office:value-type="float" office:value="61200000000">
                <text:p>612000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4">
                <text:p>334</text:p>
              </table:table-cell>
              <table:table-cell office:value-type="float" office:value="56300000000">
                <text:p>563000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6">
                <text:p>316</text:p>
              </table:table-cell>
              <table:table-cell office:value-type="float" office:value="54900000000">
                <text:p>54900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2">
                <text:p>262</text:p>
              </table:table-cell>
              <table:table-cell office:value-type="float" office:value="54100000000">
                <text:p>541000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8">
                <text:p>538</text:p>
              </table:table-cell>
              <table:table-cell office:value-type="float" office:value="53400000000">
                <text:p>53400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6">
                <text:p>196</text:p>
              </table:table-cell>
              <table:table-cell office:value-type="float" office:value="52700000000">
                <text:p>527000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51900000000">
                <text:p>519000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">
                <text:p>148</text:p>
              </table:table-cell>
              <table:table-cell office:value-type="float" office:value="51600000000">
                <text:p>51600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3">
                <text:p>173</text:p>
              </table:table-cell>
              <table:table-cell office:value-type="float" office:value="50800000000">
                <text:p>508000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">
                <text:p>12</text:p>
              </table:table-cell>
              <table:table-cell office:value-type="float" office:value="50700000000">
                <text:p>507000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3">
                <text:p>963</text:p>
              </table:table-cell>
              <table:table-cell office:value-type="float" office:value="41200000000">
                <text:p>412000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6">
                <text:p>486</text:p>
              </table:table-cell>
              <table:table-cell office:value-type="float" office:value="41000000000">
                <text:p>410000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8">
                <text:p>458</text:p>
              </table:table-cell>
              <table:table-cell office:value-type="float" office:value="40200000000">
                <text:p>40200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">
                <text:p>311</text:p>
              </table:table-cell>
              <table:table-cell office:value-type="float" office:value="37400000000">
                <text:p>37400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43">
                <text:p>2843</text:p>
              </table:table-cell>
              <table:table-cell office:value-type="float" office:value="37100000000">
                <text:p>37100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16">
                <text:p>2116</text:p>
              </table:table-cell>
              <table:table-cell office:value-type="float" office:value="36600000000">
                <text:p>36600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71">
                <text:p>1971</text:p>
              </table:table-cell>
              <table:table-cell office:value-type="float" office:value="36100000000">
                <text:p>36100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27">
                <text:p>4327</text:p>
              </table:table-cell>
              <table:table-cell office:value-type="float" office:value="34900000000">
                <text:p>34900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32600000000">
                <text:p>326000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32600000000">
                <text:p>32600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32300000000">
                <text:p>32300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">
                <text:p>111</text:p>
              </table:table-cell>
              <table:table-cell office:value-type="float" office:value="32100000000">
                <text:p>32100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0">
                <text:p>190</text:p>
              </table:table-cell>
              <table:table-cell office:value-type="float" office:value="30600000000">
                <text:p>30600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2">
                <text:p>172</text:p>
              </table:table-cell>
              <table:table-cell office:value-type="float" office:value="30200000000">
                <text:p>30200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2">
                <text:p>152</text:p>
              </table:table-cell>
              <table:table-cell office:value-type="float" office:value="30000000000">
                <text:p>300000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2">
                <text:p>462</text:p>
              </table:table-cell>
              <table:table-cell office:value-type="float" office:value="30000000000">
                <text:p>30000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2">
                <text:p>732</text:p>
              </table:table-cell>
              <table:table-cell office:value-type="float" office:value="28100000000">
                <text:p>28100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81">
                <text:p>2081</text:p>
              </table:table-cell>
              <table:table-cell office:value-type="float" office:value="27500000000">
                <text:p>27500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3">
                <text:p>1473</text:p>
              </table:table-cell>
              <table:table-cell office:value-type="float" office:value="26400000000">
                <text:p>26400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0">
                <text:p>1290</text:p>
              </table:table-cell>
              <table:table-cell office:value-type="float" office:value="26100000000">
                <text:p>2610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7">
                <text:p>647</text:p>
              </table:table-cell>
              <table:table-cell office:value-type="float" office:value="23800000000">
                <text:p>238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